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officeooo:rsid="001e66d6" officeooo:paragraph-rsid="001e66d6"/>
    </style:style>
    <style:style style:name="P2" style:family="paragraph" style:parent-style-name="Heading_20_1">
      <style:text-properties officeooo:rsid="001e66d6" officeooo:paragraph-rsid="001e66d6"/>
    </style:style>
    <style:style style:name="P3" style:family="paragraph" style:parent-style-name="Text_20_body">
      <style:text-properties officeooo:paragraph-rsid="001e66d6"/>
    </style:style>
    <style:style style:name="P4" style:family="paragraph" style:parent-style-name="Text_20_body">
      <style:text-properties officeooo:paragraph-rsid="001a9eb4"/>
    </style:style>
    <style:style style:name="T1" style:family="text">
      <style:text-properties officeooo:rsid="001c2dc0"/>
    </style:style>
    <style:style style:name="T2" style:family="text">
      <style:text-properties officeooo:rsid="001f527b"/>
    </style:style>
    <style:style style:name="T3" style:family="text">
      <style:text-properties officeooo:rsid="00208d7d"/>
    </style:style>
    <style:style style:name="T4" style:family="text">
      <style:text-properties officeooo:rsid="002229c4"/>
    </style:style>
    <style:style style:name="T5" style:family="text">
      <style:text-properties officeooo:rsid="0023e4e7"/>
    </style:style>
    <style:style style:name="T6" style:family="text">
      <style:text-properties officeooo:rsid="00250f1c"/>
    </style:style>
    <style:style style:name="T7" style:family="text">
      <style:text-properties officeooo:rsid="0026bcab"/>
    </style:style>
    <style:style style:name="T8" style:family="text">
      <style:text-properties officeooo:rsid="0028354c"/>
    </style:style>
    <style:style style:name="T9" style:family="text">
      <style:text-properties officeooo:rsid="002a399e"/>
    </style:style>
    <style:style style:name="T10" style:family="text">
      <style:text-properties officeooo:rsid="002be588"/>
    </style:style>
    <style:style style:name="T11" style:family="text">
      <style:text-properties officeooo:rsid="002cc5e2"/>
    </style:style>
    <style:style style:name="T12" style:family="text">
      <style:text-properties officeooo:rsid="002d4061"/>
    </style:style>
    <style:style style:name="T13" style:family="text">
      <style:text-properties officeooo:rsid="002d41ed"/>
    </style:style>
    <style:style style:name="T14" style:family="text">
      <style:text-properties officeooo:rsid="002e1377"/>
    </style:style>
    <style:style style:name="T15" style:family="text">
      <style:text-properties officeooo:rsid="002fc9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ics Policy</text:p>
      <text:h text:style-name="P2" text:outline-level="1">Core Items</text:h>
      <text:p text:style-name="P3"><text:tab/><text:span text:style-name="T1">Here at TrueScan AI, our ethics policy focuses on five items. The pursuit of truth and evidence, the focus on privacy and minimization of data, fairness and bias mitigation, transparency and contestability, and finally accountability and governance. We believe these five items are not only what defines us as a company but what </text:span><text:span text:style-name="T2">will be the way our business thrives.</text:span></text:p>
      <text:h text:style-name="Heading_20_2" text:outline-level="2">Truth &amp; Evidence</text:h>
      <text:p text:style-name="P4"><text:tab/><text:span text:style-name="T2">All flags done to news articles that have been analyzed must be traced back to verifiable sources. Should any new evidence appears for ongoing news, we will publish corrections of any kind to related news articles we’ve analyzed.</text:span></text:p>
      <text:h text:style-name="Heading_20_2" text:outline-level="2">Privacy &amp; Data Minimization</text:h>
      <text:p text:style-name="P4"><text:tab/><text:span text:style-name="T2">When it comes to the use of data, we will only process the contents of a given news article or URLs. This strips any kind of identifiable </text:span><text:span text:style-name="T3">information of the user as much as possible. Encryption of of data in transit, avoidance of long data retention, and never selling any kind of behavioral data profiles.</text:span></text:p>
      <text:h text:style-name="Heading_20_2" text:outline-level="2">Fairness &amp; Bias Mitigation</text:h>
      <text:p text:style-name="P4"><text:tab/><text:span text:style-name="T4">We use a diverse array of training data and use that data to test performance across different viewpoints and communities to see if there is a skew in preference in our data, </text:span><text:span text:style-name="T5">and treat user bias reports as first-class signals.</text:span></text:p>
      <text:h text:style-name="Heading_20_2" text:outline-level="2">Transparency &amp; Contestability</text:h>
      <text:p text:style-name="P4"><text:tab/><text:span text:style-name="T6">Every label links to an explanation that is supported by reliable sources, and users and publishers can appeal the decisions we’ve made </text:span><text:span text:style-name="T7">through an in-house support service where human reviewers can review any support tickets submitted.</text:span></text:p>
      <text:h text:style-name="Heading_20_2" text:outline-level="2">Accountability &amp; Governance</text:h>
      <text:p text:style-name="P4"><text:tab/><text:span text:style-name="T8">We maintain our own internal review process, </text:span><text:span text:style-name="T9">logging incidents, publish summaries of flags and appeals, and we reserve the right to refuse any deployments that conflict with this policy.</text:span></text:p>
      <text:h text:style-name="P2" text:outline-level="1">Board</text:h>
      <text:p text:style-name="P3"><text:tab/><text:span text:style-name="T10">Our first person to be part of the board is Angie Drobnic Holan who is the Editor-in-Chief of PolitiFact. She is a strong fit to work for our board because she’s is nationally recognized as a leader when it comes to fact-checking, as being an editor for PolitiFact, one of the most influential </text:span><text:soft-page-break/><text:span text:style-name="T10">organizations when it comes fact-checking. She has overseen hundreds of investigations, U.S. election cycles, public health misinformation, and international claims. </text:span><text:span text:style-name="T11">She’s been part of committees with the International-Fact-Checking Network (IFCN), assisting in the development of fact-checking standards globally. </text:span><text:span text:style-name="T12">My second person to be part of the board is Dr. Renee Hobbs. </text:span><text:span text:style-name="T13">She is one of the most prominent media literacy scholars in the world and is known for her work on news interpretation, evidence evaluation, and how to respond to misinformation. She’s a strong fit for TrueScan AI because how her past work focuses on teaching practical critical-reading strategies, which is exactly the kind of educational information that TrueScan AI aims to provide. </text:span><text:span text:style-name="T14">She’s also published extensively on misinformation, propaganda, source evaluation, and how students learn to interpret online information. And for my third person to be part of the board is Kate Crawford. She’s an Australian researcher </text:span><text:span text:style-name="T15">and the co-founder of the AI Now Institute whose work focuses on the social and political impacts that AI can cause. Having her part of the board due to how her expertise in how data systems can affect rights, power, and social media. All of which maps directly into AI fact-check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3:14:55.866118000</meta:creation-date>
    <dc:date>2025-11-30T15:42:38.363455100</dc:date>
    <meta:editing-duration>PT9H27M34S</meta:editing-duration>
    <meta:editing-cycles>12</meta:editing-cycles>
    <meta:generator>LibreOffice/25.8.3.2$Windows_X86_64 LibreOffice_project/8ca8d55c161d602844f5428fa4b58097424e324e</meta:generator>
    <meta:document-statistic meta:table-count="0" meta:image-count="0" meta:object-count="0" meta:page-count="2" meta:paragraph-count="15" meta:word-count="532" meta:character-count="3284" meta:non-whitespace-character-count="2760"/>
  </office:meta>
</office:document-meta>
</file>